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5.9808333333333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7.67291666666667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4.5pt" style:use-optimal-row-height="false" fo:break-before="auto"/>
    </style:style>
    <style:style style:name="ro4" style:family="table-row">
      <style:table-row-properties style:row-height="32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45pt" style:use-optimal-row-height="false" fo:break-before="auto"/>
    </style:style>
    <style:style style:name="ro7" style:family="table-row">
      <style:table-row-properties style:row-height="79pt" style:use-optimal-row-height="false" fo:break-before="auto"/>
    </style:style>
    <style:style style:name="ro8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3" table:number-rows-spanned="1" table:style-name="ce10">
            <text:p>Rúbrica de Sistemes Operatius I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number-columns-spanned="3" table:number-rows-spanned="1" table:style-name="ce11">
            <text:p>El nom d'aquest fitxer ha de ser<text:s/><text:span text:style-name="T2">rubrica_grupXX_grupYY.ods</text:span><text:s/>on<text:s/><text:span text:style-name="T3">grupXX</text:span><text:s/>és el grup avaluat i<text:s/><text:span text:style-name="T3">grupYY</text:span><text:s/>és el grup que fa l'avaluació (el vostre).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16384" table:style-name="ce1"/>
        </table:table-row>
        <table:table-row table:style-name="ro4">
          <table:table-cell office:value-type="string" table:style-name="ce2">
            <text:p>Elements d'avaluació.</text:p>
          </table:table-cell>
          <table:table-cell office:value-type="string" table:style-name="ce2">
            <text:p>Qualificació</text:p>
          </table:table-cell>
          <table:table-cell office:value-type="string" table:style-name="ce3">
            <text:p>Justifiqueu breument la qualificació posada (una frase)</text:p>
          </table:table-cell>
          <table:table-cell table:number-columns-repeated="16381"/>
        </table:table-row>
        <table:table-row table:style-name="ro5">
          <table:table-cell office:value-type="string" table:style-name="ce4">
            <text:p>1) El codi presentat intenta resoldre el problema plantejat (no fa falta que funcioni). Contesteu amb un 1 (SI) o 0 (NO)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Tot i que el codi no ens ha funcionat a l'hora d'executar-lo, intenta solucionar el problema.</text:p>
          </table:table-cell>
          <table:table-cell table:number-columns-repeated="16381"/>
        </table:table-row>
        <table:table-row table:style-name="ro5">
          <table:table-cell office:value-type="string" table:style-name="ce4">
            <text:p>2) El codi només utilitza les crides permeses a l'exercici. Contesteu 1 (SI), 0 (NO), o 0,5 (ALGUNA QUE NO TOCA)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Totes les comandes utilitzades en el codi són les vistes a classe.</text:p>
          </table:table-cell>
          <table:table-cell table:number-columns-repeated="16381"/>
        </table:table-row>
        <table:table-row table:style-name="ro6">
          <table:table-cell office:value-type="string" table:style-name="ce4">
            <text:p>3) El codi presentat és interessant: 1 (SI), 0 (NO) o 0,5 (SI FA NO FA ES SIMILAR AL NOSTRE)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Tot i que els fonaments del codi s'assemblen al que hem fet nosaltres, han ordenat el codi de manera diferent i han fet servir la comanda del<text:s/><text:span text:style-name="T5">pause</text:span>.</text:p>
          </table:table-cell>
          <table:table-cell table:number-columns-repeated="16381"/>
        </table:table-row>
        <table:table-row table:style-name="ro7">
          <table:table-cell office:value-type="string" table:style-name="ce4">
            <text:p>4) El codi funciona correctament amb les dades proporcionades. 1 (SI) o 0 (NO)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Hem provat el codi en la màquina virtual i es queda 'penjat' un cop ha imprés per pantalla "El pare espera la suma…". En canvi ho hem provat a un sistema amb MacOS i <text:s/>funciona correctament. Com no ens funciona a la màquina virtual, li posem un 0.</text:p>
          </table:table-cell>
          <table:table-cell table:number-columns-repeated="16381"/>
        </table:table-row>
        <table:table-row table:style-name="ro5">
          <table:table-cell office:value-type="string" table:style-name="ce4">
            <text:p>5) El codi està ben estructurat i no fa operacions innecessàries (valor numèric de 0 a 1)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Ben estructurat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Qualificació</text:p>
          </table:table-cell>
          <table:table-cell office:value-type="float" office:value="4" table:formula="of:=SUM([.B6:.B10])" table:style-name="ce8">
            <text:p>4</text:p>
          </table:table-cell>
          <table:table-cell table:number-columns-repeated="16382" table:style-name="ce1"/>
        </table:table-row>
        <table:table-row table:number-rows-repeated="5" table:style-name="ro2">
          <table:table-cell table:style-name="ce9"/>
          <table:table-cell table:number-columns-repeated="16383" table:style-name="ce1"/>
        </table:table-row>
        <table:table-row table:number-rows-repeated="7" table:style-name="ro2">
          <table:table-cell table:style-name="ce9"/>
          <table:table-cell table:number-columns-repeated="16383"/>
        </table:table-row>
        <table:table-row table:number-rows-repeated="1048553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13</meta:generator>
    <dc:creator>Microsoft Office User</dc:creator>
    <meta:creation-date>2019-01-17T12:33:35Z</meta:creation-date>
    <dc:date>2022-04-01T21:23:08Z</dc:date>
    <meta:print-date>2021-02-17T12:03:55Z</meta:print-date>
    <meta:editing-cycles>25</meta:editing-cycles>
    <meta:editing-duration>PT2610S</meta:editing-duration>
    <meta:user-defined meta:name="WorkbookGuid">47ccf5a9-bd2b-4ee3-859d-9fe375e56254</meta:user-defined>
  </office:meta>
</office:document-meta>
</file>